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family-generic="roman"/>
    <style:font-face style:name="Times New Roman" svg:font-family="'Times New Roman'" style:font-family-generic="system"/>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C" style:family="table-column">
      <style:table-column-properties style:column-width="2.236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458in"/>
    </style:style>
    <style:style style:name="Table3.B" style:family="table-column">
      <style:table-column-properties style:column-width="5.0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6979in" fo:margin-left="0in" table:align="left"/>
    </style:style>
    <style:style style:name="Table5.A" style:family="table-column">
      <style:table-column-properties style:column-width="1.6354in"/>
    </style:style>
    <style:style style:name="Table5.B" style:family="table-column">
      <style:table-column-properties style:column-width="5.0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1.6667in" style:rel-column-width="2400*"/>
    </style:style>
    <style:style style:name="Table7.B" style:family="table-column">
      <style:table-column-properties style:column-width="5.0264in" style:rel-column-width="723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6.6979in" fo:margin-left="0in" table:align="left"/>
    </style:style>
    <style:style style:name="Table9.A" style:family="table-column">
      <style:table-column-properties style:column-width="1.6563in"/>
    </style:style>
    <style:style style:name="Table9.B" style:family="table-column">
      <style:table-column-properties style:column-width="5.041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P1" style:family="paragraph" style:parent-style-name="Standard">
      <style:paragraph-properties fo:margin-left="0in" fo:margin-right="0in" fo:text-align="justify" style:justify-single-word="false" fo:orphans="0" fo:widows="0" fo:text-indent="0in" style:auto-text-indent="false" style:vertical-align="auto"/>
    </style:style>
    <style:style style:name="P2" style:family="paragraph" style:parent-style-name="Standard">
      <style:paragraph-properties fo:margin-left="0in" fo:margin-right="0in" fo:text-align="justify" style:justify-single-word="false" fo:orphans="0" fo:widows="0" fo:text-indent="0in" style:auto-text-indent="false" style:vertical-align="auto"/>
      <style:text-properties style:font-name="Liberation Serif"/>
    </style:style>
    <style:style style:name="P3" style:family="paragraph" style:parent-style-name="Standard">
      <style:paragraph-properties fo:margin-left="0in" fo:margin-right="0in" fo:text-align="justify" style:justify-single-word="false" fo:orphans="0" fo:widows="0" fo:text-indent="0in" style:auto-text-indent="false" style:vertical-align="auto"/>
      <style:text-properties style:font-name="Liberation Serif" fo:font-size="12pt" fo:language="pt" fo:country="PT" style:font-size-asian="12pt" style:language-asian="en" style:country-asian="US" style:font-name-complex="Times New Roman" style:font-size-complex="12pt" style:language-complex="ar" style:country-complex="SA"/>
    </style:style>
    <style:style style:name="P4" style:family="paragraph" style:parent-style-name="Standard">
      <style:paragraph-properties fo:margin-left="0in" fo:margin-right="0in" fo:text-align="justify" style:justify-single-word="false" fo:orphans="0" fo:widows="0" fo:text-indent="0in" style:auto-text-indent="false" style:vertical-align="auto"/>
      <style:text-properties style:font-name="Cambria" fo:font-size="12pt" fo:language="pt" fo:country="PT" style:font-size-asian="12pt" style:language-asian="en" style:country-asian="US" style:font-name-complex="Times New Roman" style:font-size-complex="12pt" style:language-complex="ar" style:country-complex="SA"/>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justify" style:justify-single-word="false" fo:orphans="0" fo:widows="0" fo:text-indent="0.4917in" style:auto-text-indent="false" style:vertical-align="auto"/>
    </style:style>
    <style:style style:name="P8" style:family="paragraph" style:parent-style-name="Standard">
      <style:paragraph-properties fo:margin-left="0in" fo:margin-right="0in" fo:text-align="justify" style:justify-single-word="false" fo:orphans="0" fo:widows="0" fo:text-indent="0.4917in" style:auto-text-indent="false" style:vertical-align="auto"/>
      <style:text-properties style:font-name="Cambria" fo:font-size="12pt" fo:language="pt" fo:country="PT" style:font-size-asian="12pt" style:language-asian="en" style:country-asian="US" style:font-name-complex="Times New Roman" style:font-size-complex="12pt" style:language-complex="ar" style:country-complex="SA"/>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style:font-name="Liberation Serif"/>
    </style:style>
    <style:style style:name="P11" style:family="paragraph" style:parent-style-name="Standard">
      <style:paragraph-properties fo:text-align="start" style:justify-single-word="false"/>
      <style:text-properties fo:color="#3c3c3c" style:font-name="Monospace" fo:font-size="10pt" style:font-name-asian="Monospace" style:font-size-asian="10pt" style:font-name-complex="Monospace" style:font-size-complex="10pt"/>
    </style:style>
    <style:style style:name="P12" style:family="paragraph" style:parent-style-name="Table_20_Contents">
      <style:paragraph-properties fo:text-align="justify" style:justify-single-word="false"/>
    </style:style>
    <style:style style:name="T1" style:family="text">
      <style:text-properties style:font-name="Cambria" fo:font-size="12pt" fo:language="pt" fo:country="PT" style:font-size-asian="12pt" style:language-asian="en" style:country-asian="US" style:font-name-complex="Times New Roman" style:font-size-complex="12pt" style:language-complex="ar" style:country-complex="SA"/>
    </style:style>
    <style:style style:name="T2" style:family="text">
      <style:text-properties fo:font-size="12pt" fo:language="pt" fo:country="PT" style:font-size-asian="12pt" style:language-asian="en" style:country-asian="US" style:font-name-complex="Times New Roman" style:font-size-complex="12pt" style:language-complex="ar" style:country-complex="SA"/>
    </style:style>
    <style:style style:name="T3" style:family="text">
      <style:text-properties fo:color="#7f0055" fo:font-weight="bold" style:font-weight-asian="bold" style:font-weight-complex="bold"/>
    </style:style>
    <style:style style:name="T4" style:family="text">
      <style:text-properties fo:color="#3c3c3c"/>
    </style:style>
    <style:style style:name="T5" style:family="text">
      <style:text-properties fo:color="#000000"/>
    </style:style>
    <style:style style:name="T6" style:family="text">
      <style:text-properties fo:color="#3f7f5f"/>
    </style:style>
    <style:style style:name="T7" style:family="text">
      <style:text-properties fo:color="#00008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ção</text:p>
      <text:p text:style-name="Standard"/>
      <text:p text:style-name="P3">Este trabalho prático está inserido na disciplina de Métodos Formais e Engenharia de Software e tem como principal objetivo a elaboração, documentação e teste de um modelo formal executável de um sistema de software em VDM++. Com este objetivo foi usado como IDE o Overture para a realização da especificação formal do trabalho, foi usado o VDM++ Toolbox para converter a especificação em código-fonte Java e o Eclipse para criar a função main que corre o jogo.</text:p>
      <text:p text:style-name="P3">O trabalho escolhido pelo grupo foi o Blokus, que é um jogo de tabuleiro para entre 2 jogadores e é jogado num tabuleiro de dimensões 20x20 e onde as peças de cada jogador podem assumir um total de 21 formas diferentes, assim como sofrer inversões e rotações. <text:s/>Cada peça pode ocupar entre 1 a 5 casas do tabuleiro – sendo que o tabuleiro possui um total de 400 casas – e pode ter 4 cores diferentes (azul, amarelo, vermelho e verde).</text:p>
      <text:p text:style-name="P2"><text:span text:style-name="T2">A primeira peça jogada por cada jogador tem de ser colocada num dos cantos do tabuleiro, sendo que as peças seguintes que cada jogador joga só podem ser colocadas com uma das casas integrantes da peça a tocar com o canto num dos cantos das peças já inseridas no tabuleiro. O jogo termina quando nenhum dos jogadores consegue colocar mais nenhuma das suas peças no tabuleiro, sendo que a pontuação é atribuída </text:span><text:span text:style-name="T2">quando tal acontece, sendo que cada casa do tabuleiro ocupada pelas peças de cada jogador incrementa um ponto nas suas pontuações.</text:span></text:p>
      <text:p text:style-name="P3"/>
      <text:p text:style-name="P3">Lista de requisitos e restrições</text:p>
      <text:p text:style-name="P3"/>
      <text:p text:style-name="P3">Requisitos</text:p>
      <text:p text:style-name="P3"/>
      <table:table table:name="Table1" table:style-name="Table1">
        <table:table-column table:style-name="Table1.A" table:number-columns-repeated="3"/>
        <table:table-row>
          <table:table-cell table:style-name="Table1.A1" office:value-type="string">
            <text:p text:style-name="P10">Identificador</text:p>
          </table:table-cell>
          <table:table-cell table:style-name="Table1.A1" office:value-type="string">
            <text:p text:style-name="P10">Classe</text:p>
          </table:table-cell>
          <table:table-cell table:style-name="Table1.C1" office:value-type="string">
            <text:p text:style-name="P10">Descrição</text:p>
          </table:table-cell>
        </table:table-row>
        <table:table-row>
          <table:table-cell table:style-name="Table1.A2" office:value-type="string">
            <text:p text:style-name="P10">REQ1</text:p>
          </table:table-cell>
          <table:table-cell table:style-name="Table1.A2" office:value-type="string">
            <text:p text:style-name="P10">Game</text:p>
          </table:table-cell>
          <table:table-cell table:style-name="Table1.C2" office:value-type="string">
            <text:p text:style-name="P10">O jogador pode colocar vários tipos de peças – 21 tipos diferentes, no total.</text:p>
          </table:table-cell>
        </table:table-row>
        <table:table-row>
          <table:table-cell table:style-name="Table1.A2" office:value-type="string">
            <text:p text:style-name="P10">REQ2</text:p>
          </table:table-cell>
          <table:table-cell table:style-name="Table1.A2" office:value-type="string">
            <text:p text:style-name="P10">Tile</text:p>
          </table:table-cell>
          <table:table-cell table:style-name="Table1.C2" office:value-type="string">
            <text:p text:style-name="P10">Cada uma das peças do jogador pode ser rodada antes de ser colocada no tabuleiro.</text:p>
          </table:table-cell>
        </table:table-row>
        <table:table-row>
          <table:table-cell table:style-name="Table1.A2" office:value-type="string">
            <text:p text:style-name="P10">REQ3</text:p>
          </table:table-cell>
          <table:table-cell table:style-name="Table1.A2" office:value-type="string">
            <text:p text:style-name="P10">Tile</text:p>
          </table:table-cell>
          <table:table-cell table:style-name="Table1.C2" office:value-type="string">
            <text:p text:style-name="P10">Cada uma das peças do jogador poder ser invertida antes de ser colocada no tabuleiro.</text:p>
          </table:table-cell>
        </table:table-row>
        <table:table-row>
          <table:table-cell table:style-name="Table1.A2" office:value-type="string">
            <text:p text:style-name="P10">REQ4</text:p>
          </table:table-cell>
          <table:table-cell table:style-name="Table1.A2" office:value-type="string">
            <text:p text:style-name="P10">Game</text:p>
          </table:table-cell>
          <table:table-cell table:style-name="Table1.C2" office:value-type="string">
            <text:p text:style-name="P10">Se não tiver como colocar uma peça, o jogador pode passar a vez.</text:p>
          </table:table-cell>
        </table:table-row>
        <table:table-row>
          <table:table-cell table:style-name="Table1.A2" office:value-type="string">
            <text:p text:style-name="P10">REQ5</text:p>
          </table:table-cell>
          <table:table-cell table:style-name="Table1.A2" office:value-type="string">
            <text:p text:style-name="P10">Game</text:p>
          </table:table-cell>
          <table:table-cell table:style-name="Table1.C2" office:value-type="string">
            <text:p text:style-name="P10">O jogo termina quando todos os jogadores colocarem todas as peças.</text:p>
          </table:table-cell>
        </table:table-row>
        <table:table-row>
          <table:table-cell table:style-name="Table1.A2" office:value-type="string">
            <text:p text:style-name="P10">REQ6</text:p>
          </table:table-cell>
          <table:table-cell table:style-name="Table1.A2" office:value-type="string">
            <text:p text:style-name="P10">Game</text:p>
          </table:table-cell>
          <table:table-cell table:style-name="Table1.C2" office:value-type="string">
            <text:p text:style-name="P10">O jogo termina quando todos os jogadores desistirem.</text:p>
          </table:table-cell>
        </table:table-row>
        <table:table-row>
          <table:table-cell table:style-name="Table1.A2" office:value-type="string">
            <text:p text:style-name="P10">REQ7</text:p>
          </table:table-cell>
          <table:table-cell table:style-name="Table1.A2" office:value-type="string">
            <text:p text:style-name="P10">Game</text:p>
          </table:table-cell>
          <table:table-cell table:style-name="Table1.C2" office:value-type="string">
            <text:p text:style-name="P10">Se um jogador desistir, o outro pode continuar a colocar peças.</text:p>
          </table:table-cell>
        </table:table-row>
      </table:table>
      <text:p text:style-name="P3"/>
      <text:p text:style-name="P3"/>
      <text:p text:style-name="P4"/>
      <text:p text:style-name="P4"/>
      <text:p text:style-name="P4"><text:soft-page-break/>Restrições</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9">Identificador</text:p>
          </table:table-cell>
          <table:table-cell table:style-name="Table2.A1" office:value-type="string">
            <text:p text:style-name="P9">Classe</text:p>
          </table:table-cell>
          <table:table-cell table:style-name="Table2.C1" office:value-type="string">
            <text:p text:style-name="P9">Descrição</text:p>
          </table:table-cell>
        </table:table-row>
        <table:table-row>
          <table:table-cell table:style-name="Table2.A2" office:value-type="string">
            <text:p text:style-name="P9">RST1</text:p>
          </table:table-cell>
          <table:table-cell table:style-name="Table2.A2" office:value-type="string">
            <text:p text:style-name="P9">Game</text:p>
          </table:table-cell>
          <table:table-cell table:style-name="Table2.C2" office:value-type="string">
            <text:p text:style-name="P9">Ordem de inicio : Azul[B], Amarelo[Y], Vermelho[R], Verde[G]</text:p>
          </table:table-cell>
        </table:table-row>
      </table:table>
      <table:table table:name="Table3" table:style-name="Table3">
        <table:table-column table:style-name="Table3.A"/>
        <table:table-column table:style-name="Table3.B"/>
        <table:table-row>
          <table:table-cell table:style-name="Table3.A1" office:value-type="string">
            <text:p text:style-name="P9">Especificação VDM++</text:p>
          </table:table-cell>
          <table:table-cell table:style-name="Table3.B1" office:value-type="string">
            <text:p text:style-name="P9">public changeTurn: () ==&gt; () </text:p>
            <text:p text:style-name="P9"><text:tab/> <text:s text:c="7"/>changeTurn() == ( </text:p>
            <text:p text:style-name="P9"><text:tab/> <text:s text:c="7"/></text:p>
            <text:p text:style-name="P9"><text:tab/> <text:s text:c="11"/>if turn = &lt;blue&gt; then </text:p>
            <text:p text:style-name="P9"><text:tab/> <text:s text:c="11"/><text:tab/>turn := &lt;yellow&gt; </text:p>
            <text:p text:style-name="P9"><text:tab/> <text:s text:c="11"/>else if nPlayers = 2 then </text:p>
            <text:p text:style-name="P9"><text:tab/> <text:s text:c="15"/>turn := &lt;blue&gt; </text:p>
            <text:p text:style-name="P9"><text:s text:c="16"/>else if nPlayers = 3 then ( </text:p>
            <text:p text:style-name="P9"><text:s text:c="16"/><text:tab/>if turn = &lt;yellow&gt; then </text:p>
            <text:p text:style-name="P9"><text:s text:c="16"/><text:tab/><text:tab/>turn := &lt;red&gt; </text:p>
            <text:p text:style-name="P9"><text:s text:c="12"/><text:tab/><text:tab/>else </text:p>
            <text:p text:style-name="P9"><text:s text:c="12"/><text:tab/><text:tab/><text:tab/>turn := &lt;blue&gt; </text:p>
            <text:p text:style-name="P9"><text:s text:c="16"/><text:tab/>) </text:p>
            <text:p text:style-name="P9"><text:s text:c="12"/><text:tab/>else if turn = &lt;yellow&gt; then </text:p>
            <text:p text:style-name="P9"><text:s text:c="12"/><text:tab/><text:tab/>turn := &lt;red&gt; </text:p>
            <text:p text:style-name="P9"><text:s text:c="12"/><text:tab/>else if turn = &lt;red&gt; then </text:p>
            <text:p text:style-name="P9"><text:s text:c="12"/><text:tab/><text:tab/>turn := &lt;green&gt; </text:p>
            <text:p text:style-name="P9"><text:s text:c="8"/><text:tab/><text:tab/>else </text:p>
            <text:p text:style-name="P9"><text:s text:c="8"/><text:tab/><text:tab/><text:tab/>turn := &lt;blue&gt; <text:s text:c="15"/></text:p>
            <text:p text:style-name="P9"><text:tab/> <text:s text:c="7"/>) </text:p>
            <text:p text:style-name="P9"><text:tab/> <text:s text:c="7"/>post turn &lt;&gt; turn~;</text:p>
          </table:table-cell>
        </table:table-row>
      </table:table>
      <table:table table:name="Table4" table:style-name="Table4">
        <table:table-column table:style-name="Table4.A" table:number-columns-repeated="3"/>
        <table:table-row>
          <table:table-cell table:style-name="Table4.A1" office:value-type="string">
            <text:p text:style-name="P9">RST2</text:p>
          </table:table-cell>
          <table:table-cell table:style-name="Table4.A1" office:value-type="string">
            <text:p text:style-name="P9">Game</text:p>
          </table:table-cell>
          <table:table-cell table:style-name="Table4.C1" office:value-type="string">
            <text:p text:style-name="P9">A primeira peça tem de ser colocada num dos 4 cantos do tabuleiro.</text:p>
          </table:table-cell>
        </table:table-row>
      </table:table>
      <table:table table:name="Table5" table:style-name="Table5">
        <table:table-column table:style-name="Table5.A"/>
        <table:table-column table:style-name="Table5.B"/>
        <table:table-row>
          <table:table-cell table:style-name="Table5.A1" office:value-type="string">
            <text:p text:style-name="P9">Especificação VDM++</text:p>
          </table:table-cell>
          <table:table-cell table:style-name="Table5.B1" office:value-type="string">
            <text:p text:style-name="P9"><text:s/>public placeFirstTile: Tile * Utilities`Color * Utilities`Pos ==&gt; bool </text:p>
            <text:p text:style-name="P9"><text:tab/> <text:s text:c="3"/><text:tab/>placeFirstTile(t, c, d) == ( </text:p>
            <text:p text:style-name="P9"><text:tab/> <text:s text:c="3"/><text:tab/><text:tab/> </text:p>
            <text:p text:style-name="P9"><text:tab/> <text:s text:c="7"/><text:tab/>for all p in set elems t.getShape() do (<text:tab/> </text:p>
            <text:p text:style-name="P9"><text:s text:c="8"/><text:tab/><text:tab/><text:tab/>board := board ++ {mk_Utilities`Pos(p.x+d.x,p.y+d.y) |-&gt; c}; </text:p>
            <text:p text:style-name="P9"><text:tab/> <text:s text:c="7"/><text:tab/>); </text:p>
            <text:p text:style-name="P9"/>
            <text:p text:style-name="P9"><text:tab/> <text:s text:c="3"/><text:tab/><text:tab/>return true; </text:p>
            <text:p text:style-name="P9"><text:tab/> <text:s text:c="3"/><text:tab/>) </text:p>
            <text:p text:style-name="P9"><text:tab/> <text:s text:c="3"/><text:tab/>pre validCorner(t, d) </text:p>
            <text:p text:style-name="P9"><text:tab/> <text:s text:c="3"/><text:tab/>post updateScore(t,c);</text:p>
          </table:table-cell>
        </table:table-row>
      </table:table>
      <table:table table:name="Table6" table:style-name="Table6">
        <table:table-column table:style-name="Table6.A" table:number-columns-repeated="3"/>
        <table:table-row>
          <table:table-cell table:style-name="Table6.A1" office:value-type="string">
            <text:p text:style-name="P9">RST3</text:p>
          </table:table-cell>
          <table:table-cell table:style-name="Table6.A1" office:value-type="string">
            <text:p text:style-name="P9">Game</text:p>
          </table:table-cell>
          <table:table-cell table:style-name="Table6.C1" office:value-type="string">
            <text:p text:style-name="P9">Todas as peças seguintes têm de tocar canto-a-canto pelo menos 1 peça da mesma cor.</text:p>
          </table:table-cell>
        </table:table-row>
      </table:table>
      <table:table table:name="Table7" table:style-name="Table7">
        <table:table-column table:style-name="Table7.A"/>
        <table:table-column table:style-name="Table7.B"/>
        <table:table-row>
          <table:table-cell table:style-name="Table7.A1" office:value-type="string">
            <text:p text:style-name="P9">Especificação VDM++</text:p>
          </table:table-cell>
          <table:table-cell table:style-name="Table7.B1" office:value-type="string">
            <text:p text:style-name="P11">--verificar se há algum canto</text:p>
            <text:p text:style-name="P11">for all p in set elems t.getShape() do (</text:p>
            <text:p text:style-name="P11">.</text:p>
            <text:p text:style-name="P11"><text:soft-page-break/>.</text:p>
            <text:p text:style-name="P11">.</text:p>
            <text:p text:style-name="P11"><text:s text:c="8"/><text:tab/><text:tab/><text:tab/>if p in set elems t.getCorners() then (</text:p>
            <text:p text:style-name="P11"><text:tab/> <text:s text:c="7"/><text:tab/><text:tab/><text:tab/>dcl upperLeft: Utilities`Pos := mk_Utilities`Pos(newPosition.x,newPosition.y);</text:p>
            <text:p text:style-name="P11"><text:tab/> <text:s text:c="7"/><text:tab/><text:tab/><text:tab/>dcl upperRight: Utilities`Pos := mk_Utilities`Pos(newPosition.x,newPosition.y);<text:tab/> <text:s text:c="7"/><text:tab/><text:tab/></text:p>
            <text:p text:style-name="P11"><text:tab/> <text:s text:c="7"/><text:tab/><text:tab/><text:tab/>dcl bottomLeft: Utilities`Pos := mk_Utilities`Pos(newPosition.x,newPosition.y);</text:p>
            <text:p text:style-name="P11"><text:tab/> <text:s text:c="7"/><text:tab/><text:tab/><text:tab/>dcl bottomRight: Utilities`Pos := mk_Utilities`Pos(newPosition.x,newPosition.y);</text:p>
            <text:p text:style-name="P11"><text:tab/> <text:s text:c="7"/><text:tab/><text:tab/><text:tab/></text:p>
            <text:p text:style-name="P11"><text:tab/> <text:s text:c="7"/><text:tab/><text:tab/><text:tab/>if ( (newPosition.x-1) &gt;= 0 and (newPosition.y-1) &gt;= 0) then</text:p>
            <text:p text:style-name="P11"><text:tab/> <text:s text:c="7"/><text:tab/><text:tab/><text:tab/><text:tab/>upperLeft := mk_Utilities`Pos(newPosition.x-1,newPosition.y-1);</text:p>
            <text:p text:style-name="P11"><text:s text:c="8"/><text:tab/><text:tab/><text:tab/><text:tab/></text:p>
            <text:p text:style-name="P11"><text:s text:c="8"/><text:tab/><text:tab/><text:tab/><text:tab/>if ( (newPosition.x+1) <text:s/>&lt; Utilities`boardSize and (newPosition.y-1) &gt;= 0) then</text:p>
            <text:p text:style-name="P11"><text:tab/> <text:s text:c="7"/><text:tab/><text:tab/><text:tab/><text:tab/>upperRight := mk_Utilities`Pos(newPosition.x+1,newPosition.y-1);</text:p>
            <text:p text:style-name="P11"><text:tab/> <text:s text:c="7"/><text:tab/><text:tab/><text:tab/><text:tab/></text:p>
            <text:p text:style-name="P11"><text:s text:c="8"/><text:tab/><text:tab/><text:tab/><text:tab/>if ( (newPosition.x-1) &gt;= 0 and (newPosition.y+1) &lt; Utilities`boardSize) then<text:tab/> <text:s text:c="7"/><text:tab/><text:tab/></text:p>
            <text:p text:style-name="P11"><text:tab/> <text:s text:c="7"/><text:tab/><text:tab/><text:tab/><text:tab/>bottomLeft := mk_Utilities`Pos(newPosition.x-1,newPosition.y+1);</text:p>
            <text:p text:style-name="P11"><text:tab/> <text:s text:c="7"/><text:tab/><text:tab/><text:tab/><text:tab/></text:p>
            <text:p text:style-name="P11"><text:s text:c="8"/><text:tab/><text:tab/><text:tab/><text:tab/>if ( (newPosition.x+1) <text:s/>&lt; Utilities`boardSize</text:p>
            <text:p text:style-name="P11"><text:tab/><text:tab/><text:tab/><text:tab/><text:tab/><text:tab/><text:tab/>and (newPosition.y+1) <text:s/>&lt; Utilities`boardSize) then</text:p>
            <text:p text:style-name="P11"><text:tab/> <text:s text:c="7"/><text:tab/><text:tab/><text:tab/><text:tab/>bottomRight := mk_Utilities`Pos(newPosition.x+1,newPosition.y+1);</text:p>
            <text:p text:style-name="P11"><text:tab/> <text:s text:c="7"/><text:tab/><text:tab/><text:tab/></text:p>
            <text:p text:style-name="P11"><text:tab/> <text:s text:c="7"/><text:tab/><text:tab/><text:tab/>if board(upperLeft) = c or board(upperRight) = c or board(bottomLeft) = c</text:p>
            <text:p text:style-name="P11"><text:tab/><text:tab/><text:tab/><text:tab/><text:tab/><text:tab/><text:tab/>or board(bottomRight) = c then</text:p>
            <text:p text:style-name="P11"><text:tab/> <text:s text:c="7"/><text:tab/><text:tab/><text:tab/><text:tab/>cornerFound := true</text:p>
            <text:p text:style-name="P11"><text:s text:c="4"/><text:tab/><text:tab/><text:tab/><text:tab/>);</text:p>
            <text:p text:style-name="P11"><text:tab/> <text:s text:c="7"/><text:tab/>);</text:p>
            <text:p text:style-name="P11"><text:tab/> <text:s text:c="7"/><text:tab/></text:p>
            <text:p text:style-name="P11"><text:tab/> <text:s text:c="7"/><text:tab/>if cornerFound then</text:p>
            <text:p text:style-name="P11"><text:tab/> <text:s text:c="11"/><text:tab/>return true;</text:p>
          </table:table-cell>
        </table:table-row>
      </table:table>
      <table:table table:name="Table8" table:style-name="Table8">
        <table:table-column table:style-name="Table8.A" table:number-columns-repeated="3"/>
        <table:table-row>
          <table:table-cell table:style-name="Table8.A1" office:value-type="string">
            <text:p text:style-name="P9">RST4</text:p>
          </table:table-cell>
          <table:table-cell table:style-name="Table8.A1" office:value-type="string">
            <text:p text:style-name="P9">Game</text:p>
          </table:table-cell>
          <table:table-cell table:style-name="Table8.C1" office:value-type="string">
            <text:p text:style-name="P9">Arestas de uma peça só se podem tocar se forem de cores diferentes.</text:p>
          </table:table-cell>
        </table:table-row>
      </table:table>
      <table:table table:name="Table9" table:style-name="Table9">
        <table:table-column table:style-name="Table9.A"/>
        <table:table-column table:style-name="Table9.B"/>
        <table:table-row>
          <table:table-cell table:style-name="Table9.A1" office:value-type="string">
            <text:p text:style-name="P9">Especificação VDM++</text:p>
          </table:table-cell>
          <table:table-cell table:style-name="Table9.B1" office:value-type="string">
            <text:p text:style-name="P9">-- se posição não estiver vazia ou as sua laterais tiver outra peça da mesma cor então erro </text:p>
            <text:p text:style-name="P9">if board(newPosition) &lt;&gt; &lt;empty&gt; or board(right) = c or board(left) = c or board(top) = c or board(bottom) = c then </text:p>
            <text:p text:style-name="P9">return false;</text:p>
          </table:table-cell>
        </table:table-row>
      </table:table>
      <text:p text:style-name="P4"><text:soft-page-break/></text:p>
      <text:p text:style-name="P1"><text:span text:style-name="T1">Matriz de rastreabilidade </text:span><text:span text:style-name="T1">dos testes com os requisitos</text:span></text:p>
      <text:p text:style-name="P4"/>
      <text:p text:style-name="P4"/>
      <text:p text:style-name="P4">Análise da consistência do modelo</text:p>
      <text:p text:style-name="P4"/>
      <text:p text:style-name="P4">Segundo as regras do jogo Blokus [1], observa-se que todas as regras de jogo estão devidamente implementadas, exceptuando a possibilidade de extender o jogo de 2 até 4 jogadores. Contudo, optou-se por não o fazer na medida em que o Blokus, a ser jogado em modo offline – e não online, como a maioria das versões do mesmo que existem o são – tornar-se-ia aborrecido, demasiado extensivo e pouco prático para mais do que 2 jogadores.</text:p>
      <text:p text:style-name="P1"><text:span text:style-name="T1">De qualquer modo, o modelo em VDM++ que foi criado para implementar a lógica do jogo, cumpre todas as restantes regras do Blokus. Na medida em que este é um jogo simples, optou-se por criar apenas 2 classes: a classe Game, </text:span><text:span text:style-name="T1">que implementa as validações necessárias para o jogo funcionar de acordo com as regras especificadas e a classe Tile, que modela as peças possíveis de serem jogadas assim como implementa a rotação e inversão de cada uma delas, de forma a que o jogador as possa manipular da forma que pretende.</text:span></text:p>
      <text:p text:style-name="P4">Na classe Game, </text:p>
      <text:p text:style-name="P4">&lt;incluir pequeno parágrafo a explicar o que faz a classe Game&gt;</text:p>
      <text:p text:style-name="P4">&lt;incluir pequeno parágrafo a explicar o que faz a classe Tile&gt;</text:p>
      <text:p text:style-name="P8">Dado o elevado grau de verificação incluído no código e o pormenor e a profundidade com que todas as situações de jogo são analisadas, podemos concluir que este modelo é consistente e que pode ser devidamente jogado sem que sejam omitidos elementos importantes em toda a mecânica de jogo, de forma a dar prazer aos utilizadores que o experimentem.</text:p>
      <text:p text:style-name="P8"/>
      <text:p text:style-name="P8"/>
      <text:p text:style-name="P8">Bibliografia</text:p>
      <text:p text:style-name="P8"/>
      <text:p text:style-name="P7"><text:span text:style-name="T1">[1] Blokus, em </text:span><text:a xlink:type="simple" xlink:href="http://en.wikipedia.org/wiki/Blokus">http://en.wikipedia.org/wiki/Blokus</text:a></text:p>
      <text:p text:style-name="P7"><text:span text:style-name="T1">[2] Página da disciplina, em </text:span><text:a xlink:type="simple" xlink:href="http://paginas.fe.up.pt/~apaiva/teach/1213/MFES.htm">http://paginas.fe.up.pt/~apaiva/teach/1213/MFES.htm</text:a></text:p>
      <text:p text:style-name="P8"/>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mbria" svg:font-family="Cambria" style:font-family-generic="roman"/>
    <style:font-face style:name="Times New Roman" svg:font-family="'Times New Roman'" style:font-family-generic="system"/>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ia</meta:initial-creator>
    <meta:creation-date>2012-12-06T18:00:29</meta:creation-date>
    <dc:date>2012-12-07T09:59:28</dc:date>
    <dc:creator>Tiago pereira</dc:creator>
    <meta:editing-duration>PT1H15M38S</meta:editing-duration>
    <meta:editing-cycles>6</meta:editing-cycles>
    <meta:generator>LibreOffice/3.5$Linux_X86_64 LibreOffice_project/350m1$Build-2</meta:generator>
    <meta:document-statistic meta:table-count="9" meta:image-count="0" meta:object-count="0" meta:page-count="4" meta:paragraph-count="127" meta:word-count="984" meta:character-count="6803" meta:non-whitespace-character-count="5219"/>
  </office:meta>
</office:document-meta>
</file>